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5pt"/>
    </style:style>
    <style:style style:name="co2" style:family="table-column">
      <style:table-column-properties fo:break-before="auto" style:column-width="223.51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010_5f_uhana_5f_tau_5f_10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cell-protect="protected" style:print-content="true" fo:background-color="transparent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0_uhana_tau_101" table:style-name="ta1">
        <office:forms form:automatic-focus="false" form:apply-design-mode="false"/>
        <table:shapes>
          <draw:frame draw:z-index="0" draw:style-name="gr1" draw:text-style-name="P1" svg:width="453.2pt" svg:height="255pt" svg:x="378.45pt" svg:y="27.72pt">
            <loext:p draw:notify-on-update-of-ranges="010_uhana_tau_101.A3:010_uhana_tau_101.A3 010_uhana_tau_101.A4:010_uhana_tau_101.A13 010_uhana_tau_101.B3:010_uhana_tau_101.B3 010_uhana_tau_101.B4:010_uhana_tau_10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Uhanalaiset lajit elinympäristöittäin, 2010 muuttujina Elinympäristö ja Uhanalaisuustiet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2" office:value-type="string" calcext:value-type="string">
            <text:p>Uhanalaisten lajien määrä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sät</text:p>
          </table:table-cell>
          <table:table-cell table:style-name="ce3" office:value-type="float" office:value="814" calcext:value-type="float">
            <text:p>8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atalousympäristöt</text:p>
          </table:table-cell>
          <table:table-cell table:style-name="ce3" office:value-type="float" office:value="401" calcext:value-type="float">
            <text:p>4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nnat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lliot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ävedet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nturit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kennetut ympäristöt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ot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ämeri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ntematon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hteensä</text:p>
          </table:table-cell>
          <table:table-cell table:style-name="ce3" office:value-type="float" office:value="2247" calcext:value-type="float">
            <text:p>2247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Päivitetty viimeksi:</text:p>
          </table:table-cell>
          <table:table-cell table:style-name="ce3" office:value-type="string" calcext:value-type="string">
            <text:p>20110310 09: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Lähde:</text:p>
          </table:table-cell>
          <table:table-cell table:style-name="ce3" office:value-type="string" calcext:value-type="string">
            <text:p>Suomen ympäristökeskus SYKE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Yhteystiedot:</text:p>
          </table:table-cell>
          <table:table-cell table:style-name="ce3" office:value-type="string" calcext:value-type="string">
            <text:p>Tilastokeskus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3" office:value-type="string" calcext:value-type="string">
            <text:p>&lt;A HREF=http://tilastokeskus.fi/til/uhana/index.html TARGET=_blank&gt;Tilaston kotisivu&lt;/A&gt;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3" office:value-type="string" calcext:value-type="string">
            <text:p>&lt;A HREF=http://tilastokeskus.fi/til/uhana/yht.html TARGET=_blank&gt;Lisätietoja&lt;/A&gt;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Tekijänoikeu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Yksikkö:</text:p>
          </table:table-cell>
          <table:table-cell table:style-name="ce3" office:value-type="string" calcext:value-type="string">
            <text:p>määrä, %</text:p>
          </table:table-cell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Sisäinen viitekoodi:</text:p>
          </table:table-cell>
          <table:table-cell table:style-name="ce3" office:value-type="string" calcext:value-type="string">
            <text:p>010_uhana_tau_101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7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8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09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0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percentage-style style:name="N10111" number:language="fi" number:country="FI">
      <number:number number:decimal-places="0" loext:min-decimal-places="0" number:min-integer-digits="1"/>
      <number:text> %</number:text>
    </number:percentage-style>
    <number:percentage-style style:name="N10112" number:language="fi" number:country="FI">
      <number:number number:decimal-places="2" loext:min-decimal-places="2" number:min-integer-digits="1"/>
      <number:text> %</number:text>
    </number:percentage-style>
    <number:date-style style:name="N10113" number:language="fi" number:country="FI">
      <number:day/>
      <number:text>.</number:text>
      <number:month number:textual="true"/>
      <number:text>.</number:text>
      <number:year/>
    </number:date-style>
    <number:date-style style:name="N10114" number:language="fi" number:country="FI">
      <number:day/>
      <number:text>.</number:text>
      <number:month number:textual="true"/>
    </number:date-style>
    <number:date-style style:name="N10115" number:language="fi" number:country="FI">
      <number:month number:textual="true"/>
      <number:text>.</number:text>
      <number:year/>
    </number:date-style>
    <number:time-style style:name="N10116" number:language="fi" number:country="FI">
      <number:hours/>
      <number:text>:</number:text>
      <number:minutes number:style="long"/>
      <number:text> </number:text>
      <number:am-pm/>
    </number:time-style>
    <number:time-style style:name="N1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i" number:country="FI">
      <number:hours/>
      <number:text>:</number:text>
      <number:minutes number:style="long"/>
    </number:time-style>
    <number:time-style style:name="N1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1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2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3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4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2" style:volatile="true" number:language="fi" number:country="FI">
      <loext:text> </loext:text>
      <loext:fill-character> </loext:fill-character>
      <number:text>-    </number:text>
    </number:number-style>
    <number:text-style style:name="N10125" number:language="fi" number:country="FI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2" style:volatile="true" number:language="fi" number:country="FI">
      <loext:text> </loext:text>
      <loext:fill-character> </loext:fill-character>
      <number:text>- € </number:text>
    </number:number-style>
    <number:text-style style:name="N10126" number:language="fi" number:country="FI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7" number:language="fi" number:country="FI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8" number:language="fi" number:country="FI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010_5f_uhana_5f_tau_5f_101" style:display-name="PageStyle_010_uhana_tau_1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9:43:36.883000000</dc:date>
    <meta:editing-duration>PT7M18S</meta:editing-duration>
    <meta:editing-cycles>1</meta:editing-cycles>
    <meta:document-statistic meta:table-count="1" meta:cell-count="37" meta:object-count="1"/>
    <meta:generator>LibreOffice/5.0.1.2$Windows_x86 LibreOffice_project/81898c9f5c0d43f3473ba111d7b351050be2026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8.997cm" xlink:href=".." xlink:type="simple" chart:class="chart:bar" chart:style-name="ch1">
        <chart:title svg:x="3.055cm" svg:y="0.316cm" chart:style-name="ch2">
          <text:p>Uhanalaisten lajien määrä elinympäristöittäin</text:p>
        </chart:title>
        <chart:legend chart:legend-position="end" svg:x="11.292cm" svg:y="4.199cm" style:legend-expansion="high" chart:style-name="ch3"/>
        <chart:plot-area chart:style-name="ch4" table:cell-range-address="010_uhana_tau_101.A3:010_uhana_tau_101.B13" chart:data-source-has-labels="both" svg:x="1.33cm" svg:y="1.273cm" svg:width="9.643cm" svg:height="6.564cm">
          <chartooo:coordinate-region svg:x="2.503cm" svg:y="1.273cm" svg:width="8.47cm" svg:height="3.384cm"/>
          <chart:axis chart:dimension="x" chart:name="primary-x" chart:style-name="ch5" chartooo:axis-type="auto">
            <chartooo:date-scale/>
            <chart:title svg:x="5.062cm" svg:y="8.016cm" chart:style-name="ch6">
              <text:p>Elinympäristöt</text:p>
            </chart:title>
            <chart:categories table:cell-range-address="010_uhana_tau_101.A4:010_uhana_tau_101.A13"/>
          </chart:axis>
          <chart:axis chart:dimension="y" chart:name="primary-y" chart:style-name="ch7">
            <chart:title svg:x="0.451cm" svg:y="5.062cm" chart:style-name="ch8">
              <text:p>Määrä</text:p>
            </chart:title>
            <chart:grid chart:style-name="ch9" chart:class="major"/>
          </chart:axis>
          <chart:series chart:style-name="ch10" chart:values-cell-range-address="010_uhana_tau_101.B4:010_uhana_tau_101.B13" chart:label-cell-address="010_uhana_tau_101.B3:010_uhana_tau_101.B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hanalaisten lajien määrä</text:p>
                <draw:g>
                  <svg:desc>010_uhana_tau_101.B3:010_uhana_tau_10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sät</text:p>
                <draw:g>
                  <svg:desc>010_uhana_tau_101.A4:010_uhana_tau_101.A13</svg:desc>
                </draw:g>
              </table:table-cell>
              <table:table-cell office:value-type="float" office:value="814">
                <text:p>814</text:p>
                <draw:g>
                  <svg:desc>010_uhana_tau_101.B4:010_uhana_tau_101.B13</svg:desc>
                </draw:g>
              </table:table-cell>
            </table:table-row>
            <table:table-row>
              <table:table-cell office:value-type="string">
                <text:p>Maatalousympäristöt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Rannat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Kalliot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Sisävedet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Tunturit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akennetut ympäristöt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Suot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Itämeri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untemato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